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4e647" officeooo:paragraph-rsid="0014e647"/>
    </style:style>
    <style:style style:name="P2" style:family="paragraph" style:parent-style-name="Standard">
      <style:text-properties officeooo:rsid="0014e647" officeooo:paragraph-rsid="0014e6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se components:</text:p>
      <text:p text:style-name="P2"/>
      <text:p text:style-name="P2">1. <text:s/>Convert (feel free to just use paper, though I use a text editor for this sometimes) the following numbers from </text:p>
      <text:p text:style-name="P2">decimal to binary:</text:p>
      <text:p text:style-name="P2">(turn this in as a part of the assignment report)</text:p>
      <text:p text:style-name="P2">a. 3</text:p>
      <text:p text:style-name="P2">b. 7</text:p>
      <text:p text:style-name="P2">c. 10</text:p>
      <text:p text:style-name="P2">d. 50</text:p>
      <text:p text:style-name="P2">e. 94</text:p>
      <text:p text:style-name="P2">f. 192</text:p>
      <text:p text:style-name="P2"/>
      <text:p text:style-name="P2"/>
      <text:p text:style-name="P2">2. Convert the following numbers from binary to decimal:</text:p>
      <text:p text:style-name="P2">(turn this in as a part of the assignment report)</text:p>
      <text:p text:style-name="P2">a. 10</text:p>
      <text:p text:style-name="P2">b. 1110</text:p>
      <text:p text:style-name="P2">c. 111010</text:p>
      <text:p text:style-name="P2">d. 11100011</text:p>
      <text:p text:style-name="P2"/>
      <text:p text:style-name="P2"/>
      <text:p text:style-name="P2">3. Convert each of the decimal numbers from problem 1 above into two's compliment representation numbers with the minimum number of bits possible. This should not be difficult, and is more to get you thinking about the sign bit than about the rest of the number (which behaves very much like binary).</text:p>
      <text:p text:style-name="P2">(turn this in as a part of the assignment report)</text:p>
      <text:p text:style-name="P2">Note: This is meant to be a simple exercise in seeing how that positive numbers in two's complement are similar to plain binary numbers and that different numbers require different numbers of bits to represent.</text:p>
      <text:p text:style-name="P2">a. 3</text:p>
      <text:p text:style-name="P2">b. 7</text:p>
      <text:p text:style-name="P2">c. 10</text:p>
      <text:p text:style-name="P2">d. 50</text:p>
      <text:p text:style-name="P2">e. 94</text:p>
      <text:p text:style-name="P2">f. 192</text:p>
      <text:p text:style-name="P2"/>
      <text:p text:style-name="P2">4. Now convert them each into an 8-bit two's compliment representation, but have each one be negative what it originally was (so write -3 in 8-bit two's complement, -7, -10, -50, or whatever the numbers were in problem 1 but now negative, written out in two's complement).</text:p>
      <text:p text:style-name="P2">(turn this in as a part of the assignment report</text:p>
      <text:p text:style-name="P2">a. 3</text:p>
      <text:p text:style-name="P2">b. 7</text:p>
      <text:p text:style-name="P2">c. 10</text:p>
      <text:p text:style-name="P2">d. 50</text:p>
      <text:p text:style-name="P2">e. 94</text:p>
      <text:p text:style-name="P2"><text:soft-page-break/>f. 19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e647" officeooo:paragraph-rsid="0014e64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gina Imhoff</text:p>
        <text:p text:style-name="MP1">CS 161 Summer 2014</text:p>
        <text:p text:style-name="MP1">Assignment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2:41:34.609108000</meta:creation-date>
    <dc:date>2014-06-30T12:46:15.983801000</dc:date>
    <meta:editing-duration>P0D</meta:editing-duration>
    <meta:editing-cycles>1</meta:editing-cycles>
    <meta:document-statistic meta:table-count="0" meta:image-count="0" meta:object-count="0" meta:page-count="2" meta:paragraph-count="36" meta:word-count="261" meta:character-count="1381" meta:non-whitespace-character-count="1123"/>
    <meta:generator>LibreOffice/4.2.5.2$MacOSX_X86_64 LibreOffice_project/61cb170a04bb1f12e77c884eab9192be736ec5f5</meta:generator>
  </office:meta>
</office:document-meta>
</file>